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Preformatted_20_Text">
    </style:style>
    <style:style style:name="P28" style:family="paragraph" style:parent-style-name="Preformatted_20_Text">
    </style:style>
  </office:automatic-styles>
  <office:body>
    <office:text>
      <text:p text:style-name="Title">Results Methods</text:p>
      <text:h text:style-name="Heading_20_2" text:outline-level="2"><text:bookmark-start text:name="overview-in-points"/>Overview in points<text:bookmark-end text:name="overview-in-points"/></text:h>
      <text:list text:style-name="L1">
        <text:list-item>
          <text:p text:style-name="P1">Playing games to start and ongoing play-testing</text:p>
        </text:list-item>
        <text:list-item>
          <text:p text:style-name="P1">Remixing / Half-baked - impact, examples</text:p>
        </text:list-item>
        <text:list-item>
          <text:p text:style-name="P1">Scenarios</text:p>
        </text:list-item>
        <text:list-item>
          <text:p text:style-name="P1">Player and Maker Types</text:p>
          <text:list text:style-name="L2">
            <text:list-item>
              <text:p text:style-name="P2">example of flexible design approaches valued / highlighted by types</text:p>
            </text:list-item>
          </text:list>
        </text:list-item>
        <text:list-item>
          <text:p text:style-name="P1">Finally - Creating a walled garden for GDP - an overview from a cultural, community perspective?</text:p>
        </text:list-item>
        <text:list-item>
          <text:p text:style-name="P1">Discussion / synthesis</text:p>
          <text:list text:style-name="L3">
            <text:list-item>
              <text:p text:style-name="P3">Agency through lens of double stimulation, explore in relation other research.<text:line-break/></text:p>
            </text:list-item>
            <text:list-item>
              <text:p text:style-name="P3">Design stages and Maker types. Value as TADS?</text:p>
            </text:list-item>
          </text:list>
        </text:list-item>
      </text:list>
      <text:p text:style-name="First_20_paragraph">This needs work to structure effectively AND a focus on agency?</text:p>
      <text:h text:style-name="Heading_20_2" text:outline-level="2"><text:bookmark-start text:name="culturally-inclusive-methods-to-kick-start-game-making-communities"/>Culturally Inclusive Methods to Kick Start Game Making Communities<text:bookmark-end text:name="culturally-inclusive-methods-to-kick-start-game-making-communities"/></text:h>
      <text:p text:style-name="First_20_paragraph">2022-08-11 - now thinking of putting this chapter first. Fits with narrative. And the progression from broader cultural factors, creating a coding culture, and linking to home interests / cultures.</text:p>
      <text:p text:style-name="Text_20_body">Thus not dealing with the primary unit of activity yet, giving the cultural context. And exploring barriers to participation and efforts to overcome them.</text:p>
      <text:h text:style-name="Heading_20_3" text:outline-level="3"><text:bookmark-start text:name="overview-of-contents-of-chapter"/>Overview of contents of chapter<text:bookmark-end text:name="overview-of-contents-of-chapter"/></text:h>
      <text:p text:style-name="First_20_paragraph">Theme of the chapter - Inclusion and/or Agency.</text:p>
      <text:p text:style-name="Text_20_body">NOTE - Also when to put data about TOOLS in this chapter or that of the design chapter. As interlinked. Perhaps data in design chapter when it is based on journal notes and personal / literature based decisions. And observations in this chapter when can be based up by observable behaviour.</text:p>
      <text:p text:style-name="Text_20_body">RESPONSES TO DESIGN &amp; INTERVENTIONS</text:p>
      <text:p text:style-name="Text_20_body">NOTE - THIS IS HARD TO COMPLETE UNTIL THE DESIGN CHAPTER HAS BEEN COMPLETED - RETURN TO THIS LATER. JUST ADD PLACEHOLDER CONTENT HERE NOW.</text:p>
      <text:p text:style-name="Text_20_body">Based on Specific Interventions/ Design Choices and responses</text:p>
      <text:h text:style-name="Heading_20_3" text:outline-level="3"><text:bookmark-start text:name="tools"/>Tools<text:bookmark-end text:name="tools"/></text:h>
      <text:list text:style-name="L4">
        <text:list-item>
          <text:p text:style-name="P4">Responses to choice of tools &amp; Communities Choice of Coding Tools / Environment / Communities</text:p>
          <text:list text:style-name="L5">
            <text:list-item>
              <text:p text:style-name="P5">Why not Scratch? Less of a community? So how to replace this? What of time considerations?</text:p>
            </text:list-item>
          </text:list>
        </text:list-item>
        <text:list-item>
          <text:p text:style-name="P4">Physical Elements as Tools</text:p>
          <text:list text:style-name="L6">
            <text:list-item>
              <text:p text:style-name="P6">end boxes used as motivator / engagement</text:p>
            </text:list-item>
            <text:list-item>
              <text:p text:style-name="P6">extract from interview?</text:p>
            </text:list-item>
          </text:list>
        </text:list-item>
      </text:list>
      <text:h text:style-name="Heading_20_3" text:outline-level="3"><text:bookmark-start text:name="creating-community-activity"/>Creating Community Activity<text:bookmark-end text:name="creating-community-activity"/></text:h>
      <text:list text:style-name="L7">
        <text:list-item>
          <text:p text:style-name="P7">Peer - side by side coding.</text:p>
          <text:list text:style-name="L8">
            <text:list-item>
              <text:p text:style-name="P8">Parents coding too. See the comments by Mi and her interactions / commentary. And the interaction of Ch-Pa and Te - the quiest support there.</text:p>
            </text:list-item>
          </text:list>
        </text:list-item>
        <text:list-item>
          <text:p text:style-name="P7">Game Playing and Playtesting</text:p>
          <text:list text:style-name="L9">
            <text:list-item>
              <text:p text:style-name="P9">Game playing at start of program - no observations but sets context</text:p>
            </text:list-item>
            <text:list-item>
              <text:p text:style-name="P9">Play testing - and challenge - a culture of “hardness”, curiosity about number of levels, as a vehicle for peer support,</text:p>
            </text:list-item>
          </text:list>
        </text:list-item>
        <text:list-item>
          <text:p text:style-name="P7">Drama Process</text:p>
        </text:list-item>
        <text:list-item>
          <text:p text:style-name="P7">differencing attitudes to games and technology</text:p>
        </text:list-item>
        <text:list-item>
          <text:p text:style-name="P7">a reflective process to avoid distracting from activity &amp; to share goals and process publically</text:p>
        </text:list-item>
      </text:list>
      <text:h text:style-name="Heading_20_3" text:outline-level="3"><text:bookmark-start text:name="bridging-norms-and-values"/>Bridging Norms and Values<text:bookmark-end text:name="bridging-norms-and-values"/></text:h>
      <text:list text:style-name="L10">
        <text:list-item>
          <text:p text:style-name="P10">Drawing on Funds of Game cultures</text:p>
          <text:list text:style-name="L11">
            <text:list-item>
              <text:p text:style-name="P11">player and maker types</text:p>
            </text:list-item>
            <text:list-item>
              <text:p text:style-name="P11">how to support emerging behaviours and give licence to young people - side / sub missions</text:p>
            </text:list-item>
            <text:list-item>
              <text:p text:style-name="P11">the sub missions - divergent activities can be productive</text:p>
            </text:list-item>
            <text:list-item>
              <text:p text:style-name="P11">knowledge of GDP a fund - but one covered in detail in next chapter.</text:p>
            </text:list-item>
          </text:list>
        </text:list-item>
      </text:list>
      <text:p text:style-name="First_20_paragraph">Organic Responses emerging naturally from community - problems solving - navigating limits of facilitator time - Fund of Knowledge that - Home cultures and interests guiding subject matter for sub missions and character / scenario choice.</text:p>
      <text:p text:style-name="Text_20_body">NOTE - THE DISCUSSION HERE ON FUNDS - NEEDS TO BE CLEAR HOW TO SEPARATE OUT FROM GDPS in the next chapter</text:p>
      <text:h text:style-name="Heading_20_4" text:outline-level="4"><text:bookmark-start text:name="notes-on-discussion"/>Notes on Discussion<text:bookmark-end text:name="notes-on-discussion"/></text:h>
      <text:p text:style-name="First_20_paragraph">These are quite disparate so probably makes sense to have a separate discussion entwined in each section rather than one section at the ends.</text:p>
      <text:p text:style-name="Text_20_body">Relevant theory / studies.</text:p>
      <text:list text:style-name="L12">
        <text:list-item>
          <text:p text:style-name="P12">funds of knowledge</text:p>
        </text:list-item>
        <text:list-item>
          <text:p text:style-name="P12">AT theory for sub missions, in preparation for chapter on main mission / unit of activity</text:p>
        </text:list-item>
      </text:list>
      <text:p text:style-name="First_20_paragraph">This section uses AT’s focus on rules / norms and interactions with other activity systems at home.</text:p>
      <text:h text:style-name="Heading_20_2" text:outline-level="2"><text:bookmark-start text:name="vignette-to-start-chapter---something-cultural"/>Vignette to start chapter - something Cultural<text:bookmark-end text:name="vignette-to-start-chapter---something-cultural"/></text:h>
      <text:p text:style-name="First_20_paragraph">Choices</text:p>
      <text:list text:style-name="L13">
        <text:list-item>
          <text:p text:style-name="P13">Something about aliens / feedback? Sub- Missions?</text:p>
        </text:list-item>
        <text:list-item>
          <text:p text:style-name="P13">perhaps a feedback session?</text:p>
        </text:list-item>
        <text:list-item>
          <text:p text:style-name="P13">Something about drawing on home interests.</text:p>
        </text:list-item>
        <text:list-item>
          <text:p text:style-name="P13">an example of playtesting?</text:p>
        </text:list-item>
        <text:list-item>
          <text:p text:style-name="P13">an overview of Mi’s interactions on 2019-03-18 - home interests of art, community help, playtesting and being playtested, use of tools, Mi as a social coder compared to others.</text:p>
        </text:list-item>
        <text:list-item>
          <text:p text:style-name="P13">Or could look at the whole family unit mi, zi and ne - And their interactions with alien narrative.</text:p>
        </text:list-item>
      </text:list>
      <text:h text:style-name="Heading_20_2" text:outline-level="2"><text:bookmark-start text:name="extracts-from-interview"/>Extract/s from Interview<text:bookmark-end text:name="extracts-from-interview"/></text:h>
      <text:p text:style-name="First_20_paragraph">Something about aliens / feedback? Missions?</text:p>
      <text:h text:style-name="Heading_20_2" text:outline-level="2"><text:bookmark-start text:name="commentary-on-vignette-exploring-activity-from-3-planes-of-reference."/>Commentary on Vignette exploring activity from 3 planes of reference.<text:bookmark-end text:name="commentary-on-vignette-exploring-activity-from-3-planes-of-reference."/></text:h>
      <text:p text:style-name="First_20_paragraph">In this vignette we can pick on the 3 planes analysed in design… DROP EITHER THIS 3 PLANES / OR THE ONE IN DESIGN? IS THIS NEEDED? ONGOING DISCUSSION ON WHEN HOW TO USE THIS.</text:p>
      <text:h text:style-name="Heading_20_2" text:outline-level="2"><text:bookmark-start text:name="discussions-on-different-interventions"/>Discussions on different interventions<text:bookmark-end text:name="discussions-on-different-interventions"/></text:h>
      <text:h text:style-name="Heading_20_3" text:outline-level="3"><text:bookmark-start text:name="game-playing-and-playtesting"/>Game Playing and Playtesting<text:bookmark-end text:name="game-playing-and-playtesting"/></text:h>
      <text:p text:style-name="First_20_paragraph">For participants, playtesting provided a diversity of community-building behaviour.</text:p>
      <text:p text:style-name="Text_20_body">Also noticeable is the variety of ways in which playtesting happens and how younger and older participants looked to give and take from the experience.</text:p>
      <text:p text:style-name="Text_20_body">Older participants often used this as a way of being supportive to both parents and young people. This happened in the following ways: - praising graphical content - making links with home interests of participants and building rapport - ( e.g. do you like dogs? )</text:p>
      <text:h text:style-name="Heading_20_4" text:outline-level="4"><text:bookmark-start text:name="game-playing-at-start-of-program---no-observations-but-sets-context"/>Game playing at start of program - no observations but sets context<text:bookmark-end text:name="game-playing-at-start-of-program---no-observations-but-sets-context"/></text:h>
      <text:p text:style-name="First_20_paragraph">Find examples</text:p>
      <text:h text:style-name="Heading_20_4" text:outline-level="4"><text:bookmark-start text:name="play-testing---and-challenge---a-culture-of-hardness-curiousity-about-number-of-levels-as-a-vehicle-for-peer-support"/>Play testing - and challenge - a culture of “hardness”, curiousity about number of levels, as a vehicle for peer support,<text:bookmark-end text:name="play-testing---and-challenge---a-culture-of-hardness-curiousity-about-number-of-levels-as-a-vehicle-for-peer-support"/></text:h>
      <text:p text:style-name="First_20_paragraph">Find examples</text:p>
      <text:h text:style-name="Heading_20_4" text:outline-level="4"><text:bookmark-start text:name="play-testing---and-embodied-participation-in-the-games-of-others."/>Play testing - and embodied participation in the games of others.<text:bookmark-end text:name="play-testing---and-embodied-participation-in-the-games-of-others."/></text:h>
      <text:p text:style-name="First_20_paragraph">study the body language of those play testing games. what is there ? - included</text:p>
      <text:list text:style-name="L14">
        <text:list-item>
          <text:p text:style-name="P14">wrestling for control</text:p>
        </text:list-item>
        <text:list-item>
          <text:p text:style-name="P14">movement around the room between screens</text:p>
        </text:list-item>
        <text:list-item>
          <text:p text:style-name="P14">calling across room</text:p>
        </text:list-item>
        <text:list-item>
          <text:p text:style-name="P14">clustering, remaining on outskirts.</text:p>
        </text:list-item>
      </text:list>
      <text:h text:style-name="Heading_20_3" text:outline-level="3"><text:bookmark-start text:name="drama-fictional-frameworks"/>Drama / Fictional Frameworks:<text:bookmark-end text:name="drama-fictional-frameworks"/></text:h>
      <text:p text:style-name="First_20_paragraph">I use to increase learner engagement in game making is the concept of using a fictional scenario or simulation. A fictional community while less authentic than a professional community, can still provide some of the associated benefits of authenticity. I have worked with practitioners of Drama Education department at Manchester Metropolitan University to develop such fictional dramas, but you do not have to be a trained drama practitioner to draw on key techniques to increase learner engagement. For example, I asked trainee teachers to devise a scenario to support a series of sessions and they used a fiction of making games for an alien race coming to destroy the earth. The process of using a fictional situation can help with the motivation and reflection of learners in the following ways:</text:p>
      <text:list text:style-name="L15">
        <text:list-item>
          <text:p text:style-name="P15">Asking learners to step into a role can increase identification with participation in the project. For example you may say “As game designers, we will make this game for a particular audience”.</text:p>
        </text:list-item>
        <text:list-item>
          <text:p text:style-name="P15">Fictional situations can help create a sense of imagined jeopardy which can help learners stay on track with their creative timescale and may increase their commitment to the process.</text:p>
        </text:list-item>
        <text:list-item>
          <text:p text:style-name="P15">When learners share their games with their real or imagined audience, they can talk through their design decisions and challenges, thus creating an opportunity for reflection.</text:p>
        </text:list-item>
        <text:list-item>
          <text:p text:style-name="P15">Drama processes can help explore identification with or hostility to gaming cultures.</text:p>
        </text:list-item>
      </text:list>
      <text:h text:style-name="Heading_20_3" text:outline-level="3"><text:bookmark-start text:name="physical-computing-and-game-making"/>Physical Computing and Game Making:<text:bookmark-end text:name="physical-computing-and-game-making"/></text:h>
      <text:list text:style-name="L16">
        <text:list-item>
          <text:p text:style-name="P16">There is scant evidence for this in the video data.</text:p>
        </text:list-item>
        <text:list-item>
          <text:p text:style-name="P16">I can make observations from journal notes and try to find mention of it in interviews.</text:p>
        </text:list-item>
      </text:list>
      <text:p text:style-name="First_20_paragraph">(Imported Writing) <text:span text:style-name="T1">Physical Computing and Game Making:</text:span> The use of physical computing to create concrete and tangible activities can increase the engagement and motivation of learners <text:reference-mark-start text:name="ZOTERO_ITEM CSL_CITATION {&quot;schema&quot;:&quot;https://github.com/citation-style-language/schema/raw/master/csl-citation.json&quot;,&quot;properties&quot;:{&quot;formattedCitation&quot;:&quot;[@kaloti-hallak_students_2015]&quot;,&quot;noteIndex&quot;:0},&quot;citationItems&quot;:[{&quot;id&quot;:8426,&quot;prefix&quot;:&quot;&quot;,&quot;suffix&quot;:&quot;&quot;,&quot;itemData&quot;:{&quot;source&quot;:&quot;DOI.org (Crossref)&quot;,&quot;ISBN&quot;:&quot;978-1-4503-3753-3&quot;,&quot;event-place&quot;:&quot;London United Kingdom&quot;,&quot;author&quot;:[{&quot;family&quot;:&quot;Kaloti-Hallak&quot;,&quot;given&quot;:&quot;Fatima&quot;},{&quot;family&quot;:&quot;Armoni&quot;,&quot;given&quot;:&quot;Michal&quot;},{&quot;family&quot;:&quot;Ben-Ari&quot;,&quot;given&quot;:&quot;Mordechai&quot;}],&quot;DOI&quot;:&quot;10.1145/2818314.2818317&quot;,&quot;abstract&quot;:&quot;This work investigates students’ attitudes towards and motivation for learning robotics and STEM (Science, Technology, Engineering, and Mathematics). The population consisted of middle-school students (ages 13-15 years) who participated in the FIRST® LEGO® League competition. The methodology used both qualitative and quantitative instruments: questionnaires, observations and interviews during the school year 2012-2013. Research continued with one group during 2013-2014. Four categories were investigated: intrinsic and extrinsic motivation, self-determination and self-efficacy, as well as other environmental factors (gender, peers, parents and teachers). The results showed no significant difference between the beginning and end of the activities on all the categories. We consider this as a positive indicator, since most of the students demonstrated high and positive attitudes toward and motivation for learning robotics at the beginning of the activities and maintained the results after the activities. The environmental factors played an important role in positively influencing students’ attitudes and motivation. In particular, females showed more positive attitudes and motivation at the end of the activities.&quot;,&quot;container-title&quot;:&quot;Proceedings of the Workshop in Primary and Secondary Computing Education&quot;,&quot;page&quot;:&quot;102-110&quot;,&quot;issued&quot;:{&quot;date-parts&quot;:[[2015,11,9]]},&quot;citation-key&quot;:&quot;kaloti-hallak_students_2015&quot;,&quot;title&quot;:&quot;Students' attitudes and motivation during robotics activities&quot;,&quot;URL&quot;:&quot;https://dl.acm.org/doi/10.1145/2818314.2818317&quot;,&quot;language&quot;:&quot;en&quot;,&quot;event-title&quot;:&quot;WiPSCE '15: Workshop in Primary and Secondary Computing Education&quot;,&quot;type&quot;:&quot;paper-conference&quot;,&quot;id&quot;:&quot;kaloti-hallak_students_2015&quot;,&quot;publisher-place&quot;:&quot;London United Kingdom&quot;,&quot;accessed&quot;:{&quot;date-parts&quot;:[[2022,2,19]]},&quot;publisher&quot;:&quot;ACM&quot;},&quot;uris&quot;:[&quot;http://zotero.org/users/1913249/items/T4NDX3J8&quot;],&quot;uri&quot;:[&quot;http://zotero.org/users/1913249/items/T4NDX3J8&quot;]}],&quot;citationID&quot;:&quot;kuuxfith&quot;} RNDomqjnyxqsd"/>&lt;Do Zotero Refresh: [@kaloti-hallak_students_2015]&gt;<text:reference-mark-end text:name="ZOTERO_ITEM CSL_CITATION {&quot;schema&quot;:&quot;https://github.com/citation-style-language/schema/raw/master/csl-citation.json&quot;,&quot;properties&quot;:{&quot;formattedCitation&quot;:&quot;[@kaloti-hallak_students_2015]&quot;,&quot;noteIndex&quot;:0},&quot;citationItems&quot;:[{&quot;id&quot;:8426,&quot;prefix&quot;:&quot;&quot;,&quot;suffix&quot;:&quot;&quot;,&quot;itemData&quot;:{&quot;source&quot;:&quot;DOI.org (Crossref)&quot;,&quot;ISBN&quot;:&quot;978-1-4503-3753-3&quot;,&quot;event-place&quot;:&quot;London United Kingdom&quot;,&quot;author&quot;:[{&quot;family&quot;:&quot;Kaloti-Hallak&quot;,&quot;given&quot;:&quot;Fatima&quot;},{&quot;family&quot;:&quot;Armoni&quot;,&quot;given&quot;:&quot;Michal&quot;},{&quot;family&quot;:&quot;Ben-Ari&quot;,&quot;given&quot;:&quot;Mordechai&quot;}],&quot;DOI&quot;:&quot;10.1145/2818314.2818317&quot;,&quot;abstract&quot;:&quot;This work investigates students’ attitudes towards and motivation for learning robotics and STEM (Science, Technology, Engineering, and Mathematics). The population consisted of middle-school students (ages 13-15 years) who participated in the FIRST® LEGO® League competition. The methodology used both qualitative and quantitative instruments: questionnaires, observations and interviews during the school year 2012-2013. Research continued with one group during 2013-2014. Four categories were investigated: intrinsic and extrinsic motivation, self-determination and self-efficacy, as well as other environmental factors (gender, peers, parents and teachers). The results showed no significant difference between the beginning and end of the activities on all the categories. We consider this as a positive indicator, since most of the students demonstrated high and positive attitudes toward and motivation for learning robotics at the beginning of the activities and maintained the results after the activities. The environmental factors played an important role in positively influencing students’ attitudes and motivation. In particular, females showed more positive attitudes and motivation at the end of the activities.&quot;,&quot;container-title&quot;:&quot;Proceedings of the Workshop in Primary and Secondary Computing Education&quot;,&quot;page&quot;:&quot;102-110&quot;,&quot;issued&quot;:{&quot;date-parts&quot;:[[2015,11,9]]},&quot;citation-key&quot;:&quot;kaloti-hallak_students_2015&quot;,&quot;title&quot;:&quot;Students' attitudes and motivation during robotics activities&quot;,&quot;URL&quot;:&quot;https://dl.acm.org/doi/10.1145/2818314.2818317&quot;,&quot;language&quot;:&quot;en&quot;,&quot;event-title&quot;:&quot;WiPSCE '15: Workshop in Primary and Secondary Computing Education&quot;,&quot;type&quot;:&quot;paper-conference&quot;,&quot;id&quot;:&quot;kaloti-hallak_students_2015&quot;,&quot;publisher-place&quot;:&quot;London United Kingdom&quot;,&quot;accessed&quot;:{&quot;date-parts&quot;:[[2022,2,19]]},&quot;publisher&quot;:&quot;ACM&quot;},&quot;uris&quot;:[&quot;http://zotero.org/users/1913249/items/T4NDX3J8&quot;],&quot;uri&quot;:[&quot;http://zotero.org/users/1913249/items/T4NDX3J8&quot;]}],&quot;citationID&quot;:&quot;kuuxfith&quot;} RNDomqjnyxqsd"/>. Making the digital concepts physical, and thus allowing exploration via diverse means, also aligns with inclusive learning principles. To support my game making projects, I created simple arcade cabinets out of wood with retro arcade buttons. Connecting arcade buttons to the computer via simple electronics is a project which can be completed quickly. The process of students building their own arcade cabinets for a games showcase increased their perception of the authenticity of their end goal. Some families created low-tech, customised arcade cabinets using cardboard. Although my studies have been small-scale the self-reported effects on learner engagement and motivation of this part of the program were significant.</text:p>
      <text:h text:style-name="Heading_20_2" text:outline-level="2"><text:bookmark-start text:name="tools-specifics-on-code-playgrounds-and-phaser-and-a-javascript-framework"/>Tools: Specifics on Code Playgrounds and Phaser and a Javascript framework<text:bookmark-end text:name="tools-specifics-on-code-playgrounds-and-phaser-and-a-javascript-framework"/></text:h>
      <text:p text:style-name="First_20_paragraph">Make point that it is hard to separate out tools and communities. In case of Mozilla, code playgrounds, and teach the web, and the culture of developers and teaching communities they are interlinked.</text:p>
      <text:p text:style-name="Text_20_body">Discuss and compare to Kafai in book, the lineage of Logo, Scratch. Instead the more authentic approach of a real language.</text:p>
      <text:p text:style-name="Text_20_body">The limits that this imposed and the development of a new technique of patching as a process, and the use of code frameworks. This you can argue is a much more authentic process which could get extended in other directions.</text:p>
      <text:p text:style-name="Text_20_body">Bring out detail from the study to this section.</text:p>
      <text:list text:style-name="L17">
        <text:list-item>
          <text:p text:style-name="P17">the media literacy practices of transfer between tools - similar to other studies - see guided participation papers</text:p>
        </text:list-item>
      </text:list>
      <text:h text:style-name="Heading_20_3" text:outline-level="3"><text:bookmark-start text:name="why-glitch-and-code-playgrounds"/>Why Glitch and Code Playgrounds<text:bookmark-end text:name="why-glitch-and-code-playgrounds"/></text:h>
      <text:p text:style-name="First_20_paragraph">[THIS IS FROM MY PERSPECTIVE SO SHIFT TO PREVIOUS CHAPTER?]</text:p>
      <text:p text:style-name="Text_20_body">An unusual approach so why?</text:p>
      <text:list text:style-name="L18">
        <text:list-item>
          <text:p text:style-name="P18">involvement with mozilla / teach the web</text:p>
        </text:list-item>
        <text:list-item>
          <text:p text:style-name="P18">authenticity - link between developer community and education, global in scope</text:p>
        </text:list-item>
        <text:list-item>
          <text:p text:style-name="P18">can use a cut and paste, remix, irreverant approach - link to media activist / hacktivist pirate cultures.</text:p>
        </text:list-item>
      </text:list>
      <text:p text:style-name="First_20_paragraph">other unexpected Benefits</text:p>
      <text:list text:style-name="L19">
        <text:list-item>
          <text:p text:style-name="P19">could bring in other web creation resource, piskel,</text:p>
        </text:list-item>
      </text:list>
      <text:p text:style-name="First_20_paragraph">Tensions compared to other more walled garden approaches - see below in tensions / move to make code.</text:p>
      <text:h text:style-name="Heading_20_3" text:outline-level="3"><text:bookmark-start text:name="code-examples-and-step-by-step-tutorials"/>Code Examples and Step By Step Tutorials<text:bookmark-end text:name="code-examples-and-step-by-step-tutorials"/></text:h>
      <text:p text:style-name="First_20_paragraph">Towards the end of phase 1 I began to create code examples to illustrate of how particular commonly requested game features were implemented. These barebone game projects were hosted on a code playground. An online document in our shared google drive working space linked to these examples. I would help participants access this when they requested a certain feature. This list of game features began to grow. For phase one these code example were not particularly successful at increasing learner independence. There were differences in the code structure of their games and the examples and translation was not intuitive.</text:p>
      <text:p text:style-name="Text_20_body">In phase 2 I began to write up the implementation of the same game features but more closely integrated with the new starting code template used. Thus these individual tutorials became much directive. The step by step tutorials were available online and also as printed A4 hand outs which were provided on request of the older participants. I have brought the workshops resources together a book published on the FLOSS Manuals documentation platform Chesterman, 2019).</text:p>
      <text:h text:style-name="Heading_20_3" text:outline-level="3"><text:bookmark-start text:name="guided-code-patching"/>Guided Code Patching<text:bookmark-end text:name="guided-code-patching"/></text:h>
      <text:p text:style-name="First_20_paragraph">In response to on-going frustrations of time blockages, where were commonly reflected back by participants, even after step-by-step tutorials were introduced, I added an additional layer of a more systematic structure to the existing resources. Visual aids guided where to cut and paste code patches within their code structure with a greater level of specificity see figure as an example. This addressed a common lack of detailed understanding of the underlying code structure used in the code and the importance to place code extracts in the correct function to maintain the integrity of the syntax.</text:p>
      <text:p text:style-name="Text_20_body"/>
      <text:p text:style-name="Text_20_body">In making decisions like the one to include extra visual scaffolding in step by step documentations. I am balancing here many different factors of concern in the complex learning environment. These include; authenticity of programming environment and language, use of the existing structure of the phaser library, the learning process of participants getting stuck and having to resolve tensions, my time limits providing individual support as a facilitator of a group, and the patience of participants when they encounter incomplete documentation.</text:p>
      <text:p text:style-name="Text_20_body">During this process of careful documentation I became concerned that over facilitation in this instructional way would remove the possibility for errors and thus reduce the opportunities for learning from resolving failure. However, while each stage of the process of adding game pattern was documented in as complete a fashion as possible, in practice mistakes were still made and additional customisations were made. Thus while the process did reduce dependency on my input as a facilitator there were still opportunities for me to support and resolve coding errors in person. When doing this I or other volunteers were able at times to give wider perspectives on the details of specific coding concepts and wider computational patterns. For example in terms of process, rather than writing code from first principles, this ‘code patching’ technique and subsequent debugging more closely represents the kinds of skills used by computer professionals on an everyday basis</text:p>
      <text:h text:style-name="Heading_20_3" text:outline-level="3"><text:bookmark-start text:name="on-debugging-and-embracing-different-types-of-errors"/>On Debugging and Embracing Different Types of Errors<text:bookmark-end text:name="on-debugging-and-embracing-different-types-of-errors"/></text:h>
      <text:p text:style-name="First_20_paragraph">In the context surrounding the interaction outlined in the above vignette, the parent had tried valiantly to overcome a conflict caused by incomplete documentation and her own incomplete knowledge of the computational patterns used in the construction of the game’s code. A way to start to normalise the experience of overcoming blocks is to get greater granularity on into the detail and types or errors. In the art of war on errors, we must know our enemy. These include:</text:p>
      <text:list text:style-name="L20">
        <text:list-item>
          <text:p text:style-name="P20"><text:span text:style-name="T1">Syntax and Program Errors</text:span> are errors in your code which stop the game from functioning at all, often resulting in a blank screen.</text:p>
        </text:list-item>
        <text:list-item>
          <text:p text:style-name="P20"><text:span text:style-name="T1">No Behaviour Bugs</text:span> are errors which in your code which don’t stop the game from functioning but your intended effect is not present when it should be.</text:p>
        </text:list-item>
        <text:list-item>
          <text:p text:style-name="P20"><text:span text:style-name="T1">Glitches</text:span> don’t stop your game from running but as you play you see that there is an unintended effect. The game does something different from what we want it to do.</text:p>
        </text:list-item>
      </text:list>
      <text:h text:style-name="Heading_20_4" text:outline-level="4"><text:bookmark-start text:name="syntax-and-program-errors-vs-no-behaviour"/>Syntax and Program errors vs No Behaviour<text:bookmark-end text:name="syntax-and-program-errors-vs-no-behaviour"/></text:h>
      <text:p text:style-name="First_20_paragraph">Find examples.</text:p>
      <text:p text:style-name="Text_20_body">Sh &amp; Th for example gets so frustrated that keeps moving on to create compound errors. One no behaviour bug can be worked around but a syntax bug stops everything.</text:p>
      <text:h text:style-name="Heading_20_4" text:outline-level="4"><text:bookmark-start text:name="glitch-examples"/>Glitch Examples<text:bookmark-end text:name="glitch-examples"/></text:h>
      <text:p text:style-name="First_20_paragraph">Short examples of different types and the affect implications.</text:p>
      <text:p text:style-name="Text_20_body">Glitch errors can be productive.</text:p>
      <text:p text:style-name="Text_20_body"><text:span text:style-name="T1">Productive in exploring code / creating new game opportunites</text:span> An interesting one where the x / y axis mix up for Te 2019-03-18 leads to a new challenge in the game.</text:p>
      <text:p text:style-name="Text_20_body"><text:span text:style-name="T1">Productive in in </text:span></text:p>
      <text:list text:style-name="L21">
        <text:list-item>
          <text:p text:style-name="P21">Glitch - 2019-05-08 - Te and Da - create moving enemy but it totally leaves the screen. This caused amusement and participants knew how they thought they would follow that up.</text:p>
        </text:list-item>
      </text:list>
      <text:p text:style-name="First_20_paragraph">The game making style of some participants – for the most part young people – seemed particularly likely to induce glitches and their unintended effects in game play. As a facilitator I began to celebrate these glitches with participants and explore with them the opportunities they provided to understand the related code in a way that was often concrete, engaging and and playful.</text:p>
      <text:h text:style-name="Heading_20_4" text:outline-level="4"><text:bookmark-start text:name="discussion-on-errors"/>Discussion on Errors<text:bookmark-end text:name="discussion-on-errors"/></text:h>
      <text:p text:style-name="First_20_paragraph">Further analysis of the different kinds of errors that are likely to arrive and testing different strategies for dealing with them that take into account the zone or proximal development of the participants may provide not only useful input for the participants, but also opportunities to check understandings of processes and game patterns and computational patterns in use.</text:p>
      <text:p text:style-name="Text_20_body">Question - do more useful / less de-motivating errors result from remixing and game patching?</text:p>
      <text:p text:style-name="Text_20_body">Perhaps see the above glitch examples. Not fully understanding every line of code can create a fun, unpredictable environment. We can infer from these examples that wrong behaviour may be easier to investigate and to correct than no-behaviour errors.</text:p>
      <text:p text:style-name="Text_20_body">Aspects of the design encourage this kinds of error. Certainly the process of code patching does.</text:p>
      <text:h text:style-name="Heading_20_2" text:outline-level="2"><text:bookmark-start text:name="community-aspects-of-the-3m-design"/>Community Aspects of the 3M design<text:bookmark-end text:name="community-aspects-of-the-3m-design"/></text:h>
      <text:p text:style-name="First_20_paragraph">When reviewing video data. There are lots of interactions, peer and pair, that are influenced by the community focus of the learning design.</text:p>
      <text:p text:style-name="Text_20_body">A bullet point summary follows</text:p>
      <text:list text:style-name="L22">
        <text:list-item>
          <text:p text:style-name="P22">helpers circulating (2019-03-18-te for example )- playtesting as a community activity and feedback.</text:p>
        </text:list-item>
        <text:list-item>
          <text:p text:style-name="P22">getting help from all sources possible</text:p>
        </text:list-item>
      </text:list>
      <text:h text:style-name="Heading_20_3" text:outline-level="3"><text:bookmark-start text:name="overcoming-tensions-related-to-culture-and-affect"/>Overcoming Tensions related to Culture and Affect<text:bookmark-end text:name="overcoming-tensions-related-to-culture-and-affect"/></text:h>
      <text:p text:style-name="First_20_paragraph">A tension outlined in the literature are barriers to coding and complex digital practice. A common perspective being I can be paraphrased as <text:span text:style-name="T2">I’m not that sort of person </text:span>(explored in lit review). My starting thoughts for this program to address this barrier included the following perspectives:</text:p>
      <text:list text:style-name="L23">
        <text:list-item>
          <text:p text:style-name="P23">The premise of family game making, of completing projects together with your parents or siblings has potential to remove the <text:span text:style-name="T2">I’m not that sort of person </text:span>barrier of cultural identity as participants are surrounded by their people. - In a large majority of cases game playing has high exposure for parents and grand-parents (either directly or through other family members). The choice of retro (arcade / first generation) games as a medium maximises this familiarity. - The choice of toolsets to allow participants to bring their own family interests and explore issues being discussed in the home life helps participants to draw on home funds of knowledge and discourse while learning unfamiliar processes Moll et al., 1992). - The use of regular physical / drama games and physical making activities may reduce anxiety associated with new language acquisition Krashen, 1982) (in this case the technical terminology).</text:p>
        </text:list-item>
      </text:list>
      <text:p text:style-name="First_20_paragraph">Some of these observations and starting points were the continuation of my own work as a facilitator of open making focused training sessions. Especially the use of fun, communicative drama games to create a playful atmosphere for learning. An observation from my journal during phase one of the program underscored the importance of this starting points. The value of playfulness is illustrated with one exit interview with a parent where they shared their reasons for leaving the program. At one stage after a week where they had missed a session, their family looked around and saw other groups involved in ‘hardcore coding’ and no longer felt at home. They compared this previous sessions which had more fun and group oriented activity.</text:p>
      <text:p text:style-name="Text_20_body">I was struck that his incident happened during a session where I had not played customary drama games to create an inclusive environment. The games had been omitted as I was responding to a sense of urgency coming from families to solve problems. The scarcity in facilitator time drove me to crack on supporting families to debug code errors. The incident lead me to greater reflection on ongoing measures needed to prevent participant drop out for due to cultural tensions and negative affect to the working community. These include:</text:p>
      <text:list text:style-name="L24">
        <text:list-item>
          <text:p text:style-name="P24">An awareness of the danger that those more confident in coding create more involved code problems that need more facilitator time, potentially making others feel less valued. - A concern for the fragility of learners positive affect towards the group game making process and thus the need for initial playful starting and closing activities to be continued beyond initial sessions. - The value of a stronger buy-in by participants, ideally a greater commitment to the collective making process balanced with the need for low pressure (avoiding a negative sense of obligation).</text:p>
        </text:list-item>
      </text:list>
      <text:p text:style-name="First_20_paragraph">These observations were in part resolved by previously discussed issues including the more egalitarian and accessible pathways to making resources and navigating their learning. I also adapted my sessions to ensure a consistency of non-digital and playful activities. The challenges of helping participants increase their confidence and commitment in program participation are explored in the the following descriptions detailing specific activities which were added to the program.</text:p>
      <text:h text:style-name="Heading_20_3" text:outline-level="3"><text:bookmark-start text:name="building-identities-as-game-makers"/>Building Identities as Game Makers<text:bookmark-end text:name="building-identities-as-game-makers"/></text:h>
      <text:p text:style-name="First_20_paragraph">My journal notes see an evolution of attempts to try to build into the program, activities which help build the participants sense of their own identities of game makers or more generally digital designers. In and early tentative attempt to define in broad strokes the types of game maker behaviour and underlying goals. In doing this I have taken inspiration from Bartle’s game player types Hamari and Tuunanen, 2014). I translated player types to maker types based on notes in my observation journal and extracts from screen capture data. The following list of <text:span text:style-name="T2">Game Maker </text:span>types:</text:p>
      <text:list text:style-name="L25">
        <text:list-item>
          <text:p text:style-name="P25"><text:span text:style-name="T1">Social makers:</text:span> form relationships with other game makers and players by finding out more about their work and telling stories in their game -<text:line-break/></text:p>
        </text:list-item>
        <text:list-item>
          <text:p text:style-name="P25"><text:span text:style-name="T1">Planners:</text:span> like to study to get a full knowledge of the tools and what is possible before they build up their game step-by-step</text:p>
        </text:list-item>
        <text:list-item>
          <text:p text:style-name="P25"><text:span text:style-name="T1">Magpie makers:</text:span> like trying out lots of different things and happy to borrow code, images and sound from anywhere for quick results</text:p>
        </text:list-item>
        <text:list-item>
          <text:p text:style-name="P25"><text:span text:style-name="T1">Glitchers:</text:span> mess around with the code trying to see if they can break it interesting ways and cause a bit of havoc for other users</text:p>
        </text:list-item>
      </text:list>
      <text:p text:style-name="First_20_paragraph">For examples in the Vignette of S and T’s interaction we can see attributes of the child as a Glitcher. In terms of understanding of the game as a dynamic system, this is seen clearly in the parent’s alarm at the child’s deletion of all elements of hazard. The parent is keen to keep a sense of game balance to ensure a sense of challenge for the imagined player. “It’s no fun having a game without any hazards to avoid.” The child seems determined to remove all hazards. My understanding is that she is also aware of implications for game balance but is taking pleasure in this seeming destruction of the key challenge of the game as an act of disruptive play. They seem to take pleasure from ignoring concepts of what should be done to maintain game balance and from the sense of shock from their current audience her parent. Going against this convention is a type of playful destruction in this context. The process mirrors play theory concept of playing against the game or dark play Sutton-smith, 2001).</text:p>
      <text:p text:style-name="Text_20_body">In phase three, to bring an awareness of these playing and making types into the program in a playful way I devised a game of the program which I have included in all subsequent phases. Collectively players took the Bartle test to find out what kind of game player they were.</text:p>
      <text:p text:style-name="Text_20_body"><text:span text:style-name="T2"> Illustration 10: Bartle Player Type Test</text:span></text:p>
      <text:p text:style-name="Text_20_body">The process was adapted so players moved around the room in response to each question. This allowed them to see how their response differed from that of their parents. The process was very engaging and quite revealing. Parents responded that the process gave them new insight into the digital life and identity of their children.</text:p>
      <text:p text:style-name="Text_20_body">After the results were revealed, I then proposed as facilitator that my observations were that there different game maker types. I read out the different types and asked them to place themselves in a two-dimensional grid based on their self evaluation of what kind of game maker they were. Other family members were then invited to comment to see if they agreed with the positioning and if they could give examples of that behaviour.</text:p>
      <text:p text:style-name="Text_20_body">An additional rationale for this process was to help reduce potential internal bias about the kind of process that a computer programmer should adopt, echoing the call for pluralism in approaches explored earlier in our section on germ cell concept Papert and Turkle, 1990). In short, my message was to participants there are more than one way the skin a cat. When you are learning to code follow your own preferences and try to observe and reflect on what works well for you.</text:p>
      <text:h text:style-name="Heading_20_3" text:outline-level="3"><text:bookmark-start text:name="circulation-of-peers-and-helpers-playtesting"/>Circulation of peers and helpers &amp; playtesting<text:bookmark-end text:name="circulation-of-peers-and-helpers-playtesting"/></text:h>
      <text:p text:style-name="First_20_paragraph">This often facilitates talk aloud of design decisions and justifications.</text:p>
      <text:h text:style-name="Heading_20_3" text:outline-level="3"><text:bookmark-start text:name="accessing-help-and-documentation"/>Accessing Help and Documentation<text:bookmark-end text:name="accessing-help-and-documentation"/></text:h>
      <text:p text:style-name="First_20_paragraph">In the emerging community there was a variety of help available including;</text:p>
      <text:list text:style-name="L26">
        <text:list-item>
          <text:p text:style-name="P26">Written documentation from the learning design via step by step tutorials</text:p>
        </text:list-item>
        <text:list-item>
          <text:p text:style-name="P26">A series of code examples in working code playgrounds</text:p>
        </text:list-item>
        <text:list-item>
          <text:p text:style-name="P26">Facilitator help through asking for help</text:p>
        </text:list-item>
        <text:list-item>
          <text:p text:style-name="P26">Student Helper attention and help</text:p>
        </text:list-item>
        <text:list-item>
          <text:p text:style-name="P26">Peer support from parents and children</text:p>
        </text:list-item>
      </text:list>
      <text:h text:style-name="Heading_20_4" text:outline-level="4"><text:bookmark-start text:name="tactical-use-of-in-session-support-time"/>Tactical use of in-session support time<text:bookmark-end text:name="tactical-use-of-in-session-support-time"/></text:h>
      <text:p text:style-name="First_20_paragraph">Parent Ma made a comment showing that he was aware of the particular value of the in-class sessions to overcome some kinds of blockages.</text:p>
      <text:h text:style-name="Heading_20_4" text:outline-level="4"><text:bookmark-start text:name="accessing-online-professionalcommunity-documentation"/>Accessing online, professional/community documentation<text:bookmark-end text:name="accessing-online-professionalcommunity-documentation"/></text:h>
      <text:p text:style-name="First_20_paragraph">Te and Da - Accessing documentation Phaser</text:p>
      <text:p text:style-name="Text_20_body">The process of modelling the specific practices of accessing developer documents and help forums is a form of apprenticeship and a direct sharing of a professional cultural practice.</text:p>
      <text:p text:style-name="Text_20_body">Te takes a lead on looking for help on added a new GDP following enemies. He starts with menu, then book, then Da suggests googling and thus taking a step outside of the walled garden.</text:p>
      <text:p text:style-name="Text_20_body">Discussion. There are pros and cons stepping outside that garden. Confusion, conflicts, complexity. etc. Vs. generating new patterns and personalisation of game content. NOTE - THIS LINKS WITH DISCUSSION ON CHOICE OF DESIGN MORE GENERALLY.</text:p>
      <text:h text:style-name="Heading_20_4" text:outline-level="4"><text:bookmark-start text:name="tactics-in-accessing-help-from-peers-and-facilitators"/>Tactics in accessing help from peers and facilitators<text:bookmark-end text:name="tactics-in-accessing-help-from-peers-and-facilitators"/></text:h>
      <text:p text:style-name="First_20_paragraph">A common teacher tactic is ask three then me.</text:p>
      <text:p text:style-name="Text_20_body">The family group of Mi, Zi and Ne showed a lot of flexibility and tactical choices when trying to overcome blocks.</text:p>
      <text:p text:style-name="Text_20_body">Zi more directly and loudly asking for help for faciliator often followed by comment from his mother to leave him alone.</text:p>
      <text:p text:style-name="Text_20_body">in 2019-03-18 - 18.20 Mi’s meets many small blocks and asks for help from a variety of people. - Student helper to get online, - Peer parent about use of piskel, and then her son - Ne daughter - Mick overall facilitator</text:p>
      <text:h text:style-name="Heading_20_4" text:outline-level="4"><text:bookmark-start text:name="division-of-labour---code-patching-and-experimentation"/>Division of Labour - code patching and experimentation<text:bookmark-end text:name="division-of-labour---code-patching-and-experimentation"/></text:h>
      <text:p text:style-name="First_20_paragraph">While the parents are the ones doing the majority of the heavily lifting importing new code, children are observering and emulating this behaviour.</text:p>
      <text:p text:style-name="Text_20_body">The documentation leads to a page with code examples. In one interaction child Ne visits the page to add a mechanic, starts to scan it, highlights some code, but then seems to change her mind - perhaps recognising limits - or fearing the process of breaking her game - and returns to more familiar territory of changing game assets and level design.</text:p>
      <text:h text:style-name="Heading_20_2" text:outline-level="2"><text:bookmark-start text:name="discussion-in-relation-to-existing-research"/>Discussion in Relation to Existing Research<text:bookmark-end text:name="discussion-in-relation-to-existing-research"/></text:h>
      <text:p text:style-name="First_20_paragraph">Make links and try to develop knowledge inline with…</text:p>
      <text:p text:style-name="Text_20_body">See summary at start of the chapter.</text:p>
      <text:h text:style-name="Heading_20_2" text:outline-level="2"><text:bookmark-start text:name="design-stages-or-flexible-design-practices"/>Design stages or flexible design practices<text:bookmark-end text:name="design-stages-or-flexible-design-practices"/></text:h>
      <text:p text:style-name="First_20_paragraph">Surfacing maker types (as per player types) can encourage epistemological pluralism [Papert] or flexible design practices.</text:p>
      <text:h text:style-name="Heading_20_3" text:outline-level="3"><text:bookmark-start text:name="gdps-support-flexible-design-practices---discussion-move"/>GDPs support Flexible Design Practices - Discussion? MOVE?<text:bookmark-end text:name="gdps-support-flexible-design-practices---discussion-move"/></text:h>
      <text:p text:style-name="First_20_paragraph">HOW EXACTLY? FOR NOW THIS SECTION IS A SUB SECTION MINI DISCUSSION. HOW DOES THIS RELATE TO LATER DISCUSSION ON MINI JAMS ETC. SHOULD THIS TALK OF DESIGNING FOR LEARNER AGENCY AND FOR DIFFERENT MAKING STYLES BE INCLUDED IN THE PREVIOUS CHAPTER ON INTERVENTION METHODS?</text:p>
      <text:p text:style-name="Text_20_body">Previously a broad range of observed design practices of participants which involve game design patterns were observed. The overall direction of the section is that it is beneficial to creative a community where there is a diversity of approaches being undertaken but with some underlying shared themes and practices.</text:p>
      <text:p text:style-name="Text_20_body">Iterative agile design is a highly cultural / interpersonal process. (Glossary)</text:p>
      <text:p text:style-name="Text_20_body">QUESTION - INCLUDE THIS OR NOT? As discussed a in previous section design thinking education has created a set norms in communicating the stages of design that complexities are less readily communicated. On closer inspection, much literature on design processes contains caveats that some processes can happen in parallel and one stage may need several iterations. Given this caveat, I began to how useful is the overall in observing the emergence of complex creative processes.</text:p>
      <text:p text:style-name="Text_20_body">To address this, this section looks as some of the emerging patterns which complexify the emerging norms of design thinking education. <text:span text:style-name="T2">if that’s useful that is - if not just describe complexities</text:span></text:p>
      <text:p text:style-name="Text_20_body"/>
      <text:h text:style-name="Heading_20_4" text:outline-level="4"><text:bookmark-start text:name="the-limits-of-design-cycle-stages"/>The limits of design cycle stages<text:bookmark-end text:name="the-limits-of-design-cycle-stages"/></text:h>
      <text:p text:style-name="First_20_paragraph">When coding data a design cycle framework was one of the code structures. REFER BACK TO ENGINEERING SOURCE. Ask / Imagine, Plan, Create, Test, Improve, Share.</text:p>
      <text:p text:style-name="Text_20_body">While design cycles was not an explicitly part of the game making instruction, certain interventions supported this approach. In particular the use of maps as a planning and reflection tool and the use of playtesting as a social and personal form of evaluation of emerging designs.</text:p>
      <text:p text:style-name="Text_20_body">When coding I quick became aware of the limits and challenges to coding to this.</text:p>
      <text:p text:style-name="Text_20_body">For example a lot of time in this informal game-making sessions were spent on activities outside of this cycle. For example, opening up the right tools, navigating to correct locations and finding past assets involved a fair deal of effort and collaboration.</text:p>
      <text:p text:style-name="Text_20_body">I have been pragmatic and map elements like this these loosely. Where appropriate I make notes on that activity in free form areas of other documents like spreadsheets.</text:p>
      <text:p text:style-name="Text_20_body">This limits claims I can make from the coded data. However it raises interesting points which merit discussion.</text:p>
      <text:h text:style-name="Heading_20_4" text:outline-level="4"><text:bookmark-start text:name="value-faff-time."/>Value Faff Time.<text:bookmark-end text:name="value-faff-time."/></text:h>
      <text:p text:style-name="First_20_paragraph">So much of the creative process is faffing. More precisely many creative moments happen in times not neatly represented in the cycle. For example the navigation to the right location in creative software, finding assets, migrating assets between authoring tools, converting to correct formats, evaluating new tools.</text:p>
      <text:p text:style-name="Text_20_body">This is something that I do not have a precise name for. I call it digital laundry or digital housekeeping. Things that at times can be low attention span or which can be extremely frustrating like needing to tidy up so you can find your car keys. There is frustration here, but there are also moments of creativity, and there are bonding moments which are undirected activity but shared.<text:line-break/>For example…..</text:p>
      <text:h text:style-name="Heading_20_4" text:outline-level="4"><text:bookmark-start text:name="improving-is-creating-and-planning-when-remixing"/>Improving is Creating and Planning when remixing<text:bookmark-end text:name="improving-is-creating-and-planning-when-remixing"/></text:h>
      <text:p text:style-name="First_20_paragraph">For example when altering jump and move variable for the first time. They are deliberately set low. Thus while technically this is improving the code. As the participant is meeting those variable for the first time we can recategorise in the create category.</text:p>
      <text:p text:style-name="Text_20_body">CASE - One parent did extensive design and then altered the variables at the end. Mi -</text:p>
      <text:h text:style-name="Heading_20_4" text:outline-level="4"><text:bookmark-start text:name="digital-jamming"/>Digital Jamming<text:bookmark-end text:name="digital-jamming"/></text:h>
      <text:p text:style-name="First_20_paragraph">This has an example in the use of sound making software Fi &amp; Ma - The process of tinkering and messing spurs creativity that doesn’t map to a design cycle.</text:p>
      <text:p text:style-name="Text_20_body">They are in an evaluation of tools which could be said to be in planning stage, However this quickly become creation as they decide the spontaneously created music is preferable to the one created using a different tool at home.</text:p>
      <text:p text:style-name="Text_20_body">The joint jamming then has created two different soundtracks. This sparks a new thought to create different soundtracks for different levels. This would fit within the Imagine stage. Plan then Create then Imagine then Revise all in the space of a minute.</text:p>
      <text:p text:style-name="Text_20_body">Implication one - When mapping the activity to a design cycle. There may not be neat matches and at some stage if the process is very fragmented the researcher or teacher can legitimately ask how valuable the design cycle is as a planning or analytical tool. Other less formulaic theoretical perspectives on creative processes exist including rhizomatic approaches <text:reference-mark-start text:name="ZOTERO_ITEM CSL_CITATION {&quot;schema&quot;:&quot;https://github.com/citation-style-language/schema/raw/master/csl-citation.json&quot;,&quot;properties&quot;:{&quot;formattedCitation&quot;:&quot;[@de_freitas_classroom_2012]&quot;,&quot;noteIndex&quot;:0},&quot;citationItems&quot;:[{&quot;id&quot;:1342,&quot;prefix&quot;:&quot;&quot;,&quot;suffix&quot;:&quot;&quot;,&quot;itemData&quot;:{&quot;source&quot;:&quot;CrossRef&quot;,&quot;author&quot;:[{&quot;non-dropping-particle&quot;:&quot;de&quot;,&quot;family&quot;:&quot;Freitas&quot;,&quot;given&quot;:&quot;E.&quot;}],&quot;DOI&quot;:&quot;10.1177/1077800412450155&quot;,&quot;ISSN&quot;:&quot;1077-8004, 1552-7565&quot;,&quot;container-title&quot;:&quot;Qualitative Inquiry&quot;,&quot;title-short&quot;:&quot;The Classroom as Rhizome&quot;,&quot;page&quot;:&quot;557-570&quot;,&quot;issued&quot;:{&quot;date-parts&quot;:[[2012,9,1]]},&quot;citation-key&quot;:&quot;de_freitas_classroom_2012&quot;,&quot;title&quot;:&quot;The Classroom as Rhizome: New Strategies for Diagramming Knotted Interactions&quot;,&quot;language&quot;:&quot;en&quot;,&quot;id&quot;:&quot;de_freitas_classroom_2012&quot;,&quot;volume&quot;:&quot;18&quot;,&quot;URL&quot;:&quot;http://qix.sagepub.com/cgi/doi/10.1177/1077800412450155&quot;,&quot;type&quot;:&quot;article-journal&quot;,&quot;accessed&quot;:{&quot;date-parts&quot;:[[2016,8,9]]},&quot;issue&quot;:&quot;7&quot;},&quot;uris&quot;:[&quot;http://zotero.org/users/1913249/items/WA5J48KV&quot;],&quot;uri&quot;:[&quot;http://zotero.org/users/1913249/items/WA5J48KV&quot;]}],&quot;citationID&quot;:&quot;pagduekd&quot;} RNDczfnvphqnm"/>&lt;Do Zotero Refresh: [@de_freitas_classroom_2012]&gt;<text:reference-mark-end text:name="ZOTERO_ITEM CSL_CITATION {&quot;schema&quot;:&quot;https://github.com/citation-style-language/schema/raw/master/csl-citation.json&quot;,&quot;properties&quot;:{&quot;formattedCitation&quot;:&quot;[@de_freitas_classroom_2012]&quot;,&quot;noteIndex&quot;:0},&quot;citationItems&quot;:[{&quot;id&quot;:1342,&quot;prefix&quot;:&quot;&quot;,&quot;suffix&quot;:&quot;&quot;,&quot;itemData&quot;:{&quot;source&quot;:&quot;CrossRef&quot;,&quot;author&quot;:[{&quot;non-dropping-particle&quot;:&quot;de&quot;,&quot;family&quot;:&quot;Freitas&quot;,&quot;given&quot;:&quot;E.&quot;}],&quot;DOI&quot;:&quot;10.1177/1077800412450155&quot;,&quot;ISSN&quot;:&quot;1077-8004, 1552-7565&quot;,&quot;container-title&quot;:&quot;Qualitative Inquiry&quot;,&quot;title-short&quot;:&quot;The Classroom as Rhizome&quot;,&quot;page&quot;:&quot;557-570&quot;,&quot;issued&quot;:{&quot;date-parts&quot;:[[2012,9,1]]},&quot;citation-key&quot;:&quot;de_freitas_classroom_2012&quot;,&quot;title&quot;:&quot;The Classroom as Rhizome: New Strategies for Diagramming Knotted Interactions&quot;,&quot;language&quot;:&quot;en&quot;,&quot;id&quot;:&quot;de_freitas_classroom_2012&quot;,&quot;volume&quot;:&quot;18&quot;,&quot;URL&quot;:&quot;http://qix.sagepub.com/cgi/doi/10.1177/1077800412450155&quot;,&quot;type&quot;:&quot;article-journal&quot;,&quot;accessed&quot;:{&quot;date-parts&quot;:[[2016,8,9]]},&quot;issue&quot;:&quot;7&quot;},&quot;uris&quot;:[&quot;http://zotero.org/users/1913249/items/WA5J48KV&quot;],&quot;uri&quot;:[&quot;http://zotero.org/users/1913249/items/WA5J48KV&quot;]}],&quot;citationID&quot;:&quot;pagduekd&quot;} RNDczfnvphqnm"/>. And some attempts have been made to incorporate design thinking with a rhizomatic approach <text:reference-mark-start text:name="ZOTERO_ITEM CSL_CITATION {&quot;schema&quot;:&quot;https://github.com/citation-style-language/schema/raw/master/csl-citation.json&quot;,&quot;properties&quot;:{&quot;formattedCitation&quot;:&quot;[@biffi_chasing_2017-1]&quot;,&quot;noteIndex&quot;:0},&quot;citationItems&quot;:[{&quot;id&quot;:8588,&quot;prefix&quot;:&quot;&quot;,&quot;suffix&quot;:&quot;&quot;,&quot;itemData&quot;:{&quot;source&quot;:&quot;DOI.org (Crossref)&quot;,&quot;author&quot;:[{&quot;family&quot;:&quot;Biffi&quot;,&quot;given&quot;:&quot;Alfredo&quot;},{&quot;family&quot;:&quot;Bissola&quot;,&quot;given&quot;:&quot;Rita&quot;},{&quot;family&quot;:&quot;Imperatori&quot;,&quot;given&quot;:&quot;Barbara&quot;}],&quot;issue&quot;:&quot;9&quot;,&quot;ISSN&quot;:&quot;0040-0912&quot;,&quot;abstract&quot;:&quot;Purpose – The purpose of this paper is to illustrate and discuss the main features and key challenges of an original post-graduate education program designed according to an innovative theoretical framework promoting design thinking in a rhizomatic approach. By involving different stakeholders, the aim of this entrepreneurship education program is to disseminate rhizomatic, design-based learning competencies and thereby contribute to revitalizing a region’s socio-economic fabric.&quot;,&quot;container-title&quot;:&quot;Education + Training&quot;,&quot;title-short&quot;:&quot;Chasing innovation&quot;,&quot;page&quot;:&quot;957-977&quot;,&quot;issued&quot;:{&quot;date-parts&quot;:[[2017,10,9]]},&quot;citation-key&quot;:&quot;biffi_chasing_2017-1&quot;,&quot;title&quot;:&quot;Chasing innovation: a pilot case study of a rhizomatic design thinking education program&quot;,&quot;type&quot;:&quot;article-journal&quot;,&quot;language&quot;:&quot;en&quot;,&quot;URL&quot;:&quot;https://www.emerald.com/insight/content/doi/10.1108/ET-01-2016-0007/full/html&quot;,&quot;volume&quot;:&quot;59&quot;,&quot;container-title-short&quot;:&quot;ET&quot;,&quot;id&quot;:&quot;biffi_chasing_2017-1&quot;,&quot;accessed&quot;:{&quot;date-parts&quot;:[[2023,2,2]]},&quot;DOI&quot;:&quot;10.1108/ET-01-2016-0007&quot;},&quot;uris&quot;:[&quot;http://zotero.org/users/1913249/items/922HA3Y2&quot;],&quot;uri&quot;:[&quot;http://zotero.org/users/1913249/items/922HA3Y2&quot;]}],&quot;citationID&quot;:&quot;zhunukxh&quot;} RNDjvxbyncerx"/>&lt;Do Zotero Refresh: [@biffi_chasing_2017-1]&gt;<text:reference-mark-end text:name="ZOTERO_ITEM CSL_CITATION {&quot;schema&quot;:&quot;https://github.com/citation-style-language/schema/raw/master/csl-citation.json&quot;,&quot;properties&quot;:{&quot;formattedCitation&quot;:&quot;[@biffi_chasing_2017-1]&quot;,&quot;noteIndex&quot;:0},&quot;citationItems&quot;:[{&quot;id&quot;:8588,&quot;prefix&quot;:&quot;&quot;,&quot;suffix&quot;:&quot;&quot;,&quot;itemData&quot;:{&quot;source&quot;:&quot;DOI.org (Crossref)&quot;,&quot;author&quot;:[{&quot;family&quot;:&quot;Biffi&quot;,&quot;given&quot;:&quot;Alfredo&quot;},{&quot;family&quot;:&quot;Bissola&quot;,&quot;given&quot;:&quot;Rita&quot;},{&quot;family&quot;:&quot;Imperatori&quot;,&quot;given&quot;:&quot;Barbara&quot;}],&quot;issue&quot;:&quot;9&quot;,&quot;ISSN&quot;:&quot;0040-0912&quot;,&quot;abstract&quot;:&quot;Purpose – The purpose of this paper is to illustrate and discuss the main features and key challenges of an original post-graduate education program designed according to an innovative theoretical framework promoting design thinking in a rhizomatic approach. By involving different stakeholders, the aim of this entrepreneurship education program is to disseminate rhizomatic, design-based learning competencies and thereby contribute to revitalizing a region’s socio-economic fabric.&quot;,&quot;container-title&quot;:&quot;Education + Training&quot;,&quot;title-short&quot;:&quot;Chasing innovation&quot;,&quot;page&quot;:&quot;957-977&quot;,&quot;issued&quot;:{&quot;date-parts&quot;:[[2017,10,9]]},&quot;citation-key&quot;:&quot;biffi_chasing_2017-1&quot;,&quot;title&quot;:&quot;Chasing innovation: a pilot case study of a rhizomatic design thinking education program&quot;,&quot;type&quot;:&quot;article-journal&quot;,&quot;language&quot;:&quot;en&quot;,&quot;URL&quot;:&quot;https://www.emerald.com/insight/content/doi/10.1108/ET-01-2016-0007/full/html&quot;,&quot;volume&quot;:&quot;59&quot;,&quot;container-title-short&quot;:&quot;ET&quot;,&quot;id&quot;:&quot;biffi_chasing_2017-1&quot;,&quot;accessed&quot;:{&quot;date-parts&quot;:[[2023,2,2]]},&quot;DOI&quot;:&quot;10.1108/ET-01-2016-0007&quot;},&quot;uris&quot;:[&quot;http://zotero.org/users/1913249/items/922HA3Y2&quot;],&quot;uri&quot;:[&quot;http://zotero.org/users/1913249/items/922HA3Y2&quot;]}],&quot;citationID&quot;:&quot;zhunukxh&quot;} RNDjvxbyncerx"/>.</text:p>
      <text:p text:style-name="Text_20_body">Implication two -when designing a program and thinking of how to present the process to participants, over structuring around a design cycle approach may be not be productive or accurate. Question? How does this relate to tinkering methodology? What other framework would be suitable here?</text:p>
      <text:h text:style-name="Heading_20_4" text:outline-level="4"><text:bookmark-start text:name="discussion---encouraging-improvisation-in-the-design-process."/>Discussion - encouraging improvisation in the design process.<text:bookmark-end text:name="discussion---encouraging-improvisation-in-the-design-process."/></text:h>
      <text:p text:style-name="First_20_paragraph">In many interactions we see improvisational approaches.</text:p>
      <text:p text:style-name="Text_20_body">Example from Te and Da - 2019-05-08 -</text:p>
      <text:p text:style-name="P27">Da- use paper to design</text:p>
      <text:p text:style-name="P28">Te - I'm just going with it</text:p>
      <text:p text:style-name="First_20_paragraph">The tools, process and the community encourage a jam / improvisational approach. Remixing, chipping away, a shattering of design cycles. More of an informal approach</text:p>
      <text:p text:style-name="Text_20_body">The concept of Jam is explored in rapid, improvisational events called Game Jams.</text:p>
      <text:p text:style-name="Text_20_body">Some of the following sections discuss design factors and participant responses which fit this category of informal creative practices. player types</text:p>
      <text:section text:name=" ZOTERO_BIBL {&quot;uncited&quot;:[],&quot;omitted&quot;:[],&quot;custom&quot;:[]} CSL_BIBLIOGRAPHY RNDjbalbgzxwg">
        <text:p text:style-name="Bibliography_20_1">&lt;Bibliography: Do Zotero Refresh&gt;</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9.2.1</meta:generator>
    <dc:title>Results Methods</dc:title>
    <dc:description/>
    <dc:subject/>
    <meta:keyword/>
    <meta:initial-creator/>
    <dc:creator/>
    <meta:creation-date>2023-02-27T09:34:57Z</meta:creation-date>
    <dc:date>2023-02-27T09:34:57Z</dc:date>
    <meta:user-defined meta:name="ZOTERO_PREF_1" meta:value-type="string">&lt;data data-version="3" zotero-version="5.0.89"&gt;   &lt;session id="OGe1IYVe"/&gt;   &lt;style id="http://www.zotero.org/styles/harvard-manchester-metropolitan-university" locale="en-US" hasBibliography="1" bibliographyStyleHasBeenSet="0"/&gt;   &lt;prefs&gt;     &lt;pref name="fieldType" value="ReferenceMark"/&gt;   &lt;/prefs&gt;&lt;/data&gt;</meta:user-defined>
    <meta:user-defined meta:name="ZOTERO_PREF_2" meta:value-type="string"/>
    <meta:user-defined meta:name="categories" meta:value-type="string">chapter</meta:user-defined>
    <meta:user-defined meta:name="layout" meta:value-type="string">post</meta:user-defined>
    <meta:user-defined meta:name="zotero" meta:value-type="string"/>
  </office:meta>
</office:document-meta>
</file>